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1077a6" officeooo:paragraph-rsid="001077a6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P7" style:family="paragraph" style:parent-style-name="Standard">
      <style:text-properties style:font-name="Arial" officeooo:rsid="000bb9a5" officeooo:paragraph-rsid="001077a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weight="bold" officeooo:rsid="000ef35a" style:font-weight-asian="bold" style:font-weight-complex="bold"/>
    </style:style>
    <style:style style:name="T3" style:family="text">
      <style:text-properties style:font-name="Arial" fo:font-weight="bold" officeooo:rsid="000bb9a5" style:font-weight-asian="bold" style:font-weight-complex="bold"/>
    </style:style>
    <style:style style:name="T4" style:family="text">
      <style:text-properties style:font-name="Arial" fo:font-weight="normal" officeooo:rsid="000bb9a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</text:span><text:span text:style-name="T2">picy Honey Glaze</text:span><text:span text:style-name="T4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5">½ Cup<text:tab/><text:tab/><text:tab/>Cider Vinegar</text:p>
      <text:p text:style-name="P5">½ Cup<text:tab/><text:tab/><text:tab/>Honey</text:p>
      <text:p text:style-name="P5">2 Tbs<text:tab/><text:tab/><text:tab/>Packed Brown Sugar</text:p>
      <text:p text:style-name="P5">2 Tbs<text:tab/><text:tab/><text:tab/>Vegetable Oil</text:p>
      <text:p text:style-name="P5">2 – 3 tsp<text:tab/><text:tab/>Dry Mustard (Coleman’s)</text:p>
      <text:p text:style-name="P5">1/8 tsp<text:tab/><text:tab/>Ground ginger</text:p>
      <text:p text:style-name="P5">Dash<text:tab/><text:tab/><text:tab/>Cayenne Pepper</text:p>
      <text:p text:style-name="P5"/>
      <text:p text:style-name="P7"/>
      <text:p text:style-name="P3">Cooking Instructions:</text:p>
      <text:p text:style-name="P1"/>
      <text:p text:style-name="P5">In saucepan, combine ingredients, mixing well.</text:p>
      <text:p text:style-name="P5"/>
      <text:p text:style-name="P5">Bring to a boil.</text:p>
      <text:p text:style-name="P5">Reduce heat and simmer about 10 minutes, until slightly thickened.</text:p>
      <text:p text:style-name="P5"/>
      <text:p text:style-name="P5">Use on ha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5:03:13.774000000</meta:creation-date>
    <meta:editing-duration>PT3M52S</meta:editing-duration>
    <meta:editing-cycles>3</meta:editing-cycles>
    <meta:generator>LibreOffice/6.3.2.2$Windows_X86_64 LibreOffice_project/98b30e735bda24bc04ab42594c85f7fd8be07b9c</meta:generator>
    <dc:date>2019-10-17T15:07:06.228000000</dc:date>
    <meta:document-statistic meta:table-count="0" meta:image-count="0" meta:object-count="0" meta:page-count="1" meta:paragraph-count="14" meta:word-count="59" meta:character-count="354" meta:non-whitespace-character-count="294"/>
  </office:meta>
</office:document-meta>
</file>